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02cc967" style:font-size-asian="31.5pt" style:font-weight-asian="bold" style:font-size-complex="36pt" style:font-weight-complex="bold"/>
    </style:style>
    <style:style style:name="P2" style:family="paragraph" style:parent-style-name="Text_20_body">
      <style:text-properties officeooo:rsid="02b38401" officeooo:paragraph-rsid="02b38401"/>
    </style:style>
    <style:style style:name="P3" style:family="paragraph" style:parent-style-name="Text_20_body">
      <style:text-properties officeooo:rsid="02b38401" officeooo:paragraph-rsid="02bd931a"/>
    </style:style>
    <style:style style:name="P4" style:family="paragraph" style:parent-style-name="Text_20_body">
      <style:text-properties officeooo:rsid="02b8ce10" officeooo:paragraph-rsid="02b8ce10"/>
    </style:style>
    <style:style style:name="P5" style:family="paragraph" style:parent-style-name="Text_20_body">
      <style:text-properties officeooo:rsid="02bd931a" officeooo:paragraph-rsid="02bd931a"/>
    </style:style>
    <style:style style:name="P6" style:family="paragraph" style:parent-style-name="Text_20_body">
      <style:paragraph-properties fo:margin-top="0cm" fo:margin-bottom="0cm" loext:contextual-spacing="false"/>
    </style:style>
    <style:style style:name="P7" style:family="paragraph" style:parent-style-name="Text_20_body">
      <style:paragraph-properties fo:margin-top="0cm" fo:margin-bottom="0cm" loext:contextual-spacing="false"/>
      <style:text-properties officeooo:rsid="02b38401" officeooo:paragraph-rsid="02b38401"/>
    </style:style>
    <style:style style:name="P8" style:family="paragraph" style:parent-style-name="Text_20_body">
      <style:paragraph-properties fo:margin-top="0cm" fo:margin-bottom="0cm" loext:contextual-spacing="false"/>
      <style:text-properties officeooo:rsid="02b8ce10" officeooo:paragraph-rsid="02b8ce10"/>
    </style:style>
    <style:style style:name="P9" style:family="paragraph" style:parent-style-name="Heading_20_2">
      <style:text-properties style:font-name="Liberation Serif" fo:font-size="12pt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24pt" style:text-underline-style="none" fo:font-weight="bold" officeooo:rsid="01ff5b0b" officeooo:paragraph-rsid="002cc967" style:font-size-asian="21pt" style:font-weight-asian="bold" style:font-size-complex="24pt" style:font-weight-complex="bold"/>
    </style:style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>
      <style:text-properties officeooo:rsid="02b38401" officeooo:paragraph-rsid="02b38401"/>
    </style:style>
    <style:style style:name="P16" style:family="paragraph" style:parent-style-name="Text_20_body" style:list-style-name="L1">
      <style:paragraph-properties fo:text-align="start" style:justify-single-word="false"/>
      <style:text-properties fo:font-size="18pt" fo:font-weight="bold" officeooo:rsid="0285258a" officeooo:paragraph-rsid="026f3f8c" style:font-size-asian="18pt" style:font-weight-asian="bold" style:font-size-complex="18pt" style:font-weight-complex="bold"/>
    </style:style>
    <style:style style:name="P17" style:family="paragraph" style:parent-style-name="Text_20_body" style:list-style-name="L3">
      <style:paragraph-properties fo:margin-top="0cm" fo:margin-bottom="0cm" loext:contextual-spacing="false"/>
    </style:style>
    <style:style style:name="P18" style:family="paragraph" style:parent-style-name="Text_20_body" style:list-style-name="L4">
      <style:paragraph-properties fo:margin-top="0cm" fo:margin-bottom="0cm" loext:contextual-spacing="false"/>
    </style:style>
    <style:style style:name="P19" style:family="paragraph" style:parent-style-name="Heading_20_2" style:list-style-name="L1">
      <style:paragraph-properties fo:text-align="start" style:justify-single-word="false"/>
      <style:text-properties fo:font-size="18pt" fo:font-weight="bold" officeooo:rsid="0285258a" officeooo:paragraph-rsid="02af3e22" style:font-size-asian="18pt" style:font-weight-asian="bold" style:font-size-complex="18pt" style:font-weight-complex="bold"/>
    </style:style>
    <style:style style:name="P20" style:family="paragraph" style:parent-style-name="Heading_20_2" style:list-style-name="L1">
      <style:paragraph-properties fo:text-align="start" style:justify-single-word="false"/>
      <style:text-properties style:font-name="Liberation Serif" fo:font-size="12pt" officeooo:paragraph-rsid="02af3e22" style:font-size-asian="12pt" style:font-size-complex="12pt"/>
    </style:style>
    <style:style style:name="T1" style:family="text">
      <style:text-properties officeooo:rsid="026a3c17"/>
    </style:style>
    <style:style style:name="T2" style:family="text">
      <style:text-properties officeooo:rsid="02af3e22"/>
    </style:style>
    <style:style style:name="T3" style:family="text">
      <style:text-properties officeooo:rsid="02b38401"/>
    </style:style>
    <style:style style:name="T4" style:family="text">
      <style:text-properties officeooo:rsid="02b8ce10"/>
    </style:style>
    <style:style style:name="T5" style:family="text">
      <style:text-properties officeooo:rsid="02ba4af4"/>
    </style:style>
    <style:style style:name="T6" style:family="text">
      <style:text-properties officeooo:rsid="02bd931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<text:span text:style-name="T1">3 Docker</text:span></text:p>
      <text:p text:style-name="P10"/>
      <text:list xml:id="list2463026195134525196" text:style-name="L1">
        <text:list-header>
          <text:p text:style-name="P19">Assignment 1</text:p>
          <text:p text:style-name="P20"><text:span text:style-name="T2">1. </text:span>Create a file named index.js with below content. </text:p>
        </text:list-header>
      </text:list>
      <text:p text:style-name="P9"><text:bookmark text:name="user-content-indexjs"/>index.js</text:p>
      <text:p text:style-name="Text_20_body">var os = require("os"); var hostname = os.hostname(); console.log("hello from " + hostname);</text:p>
      <text:p text:style-name="Text_20_body"/>
      <text:list xml:id="list524662044120707792" text:style-name="L2">
        <text:list-item>
          <text:p text:style-name="P11">Create a file named Dockerfile and write code as per the steps mentioned. </text:p>
        </text:list-item>
      </text:list>
      <text:list xml:id="list3645315545108738066" text:style-name="L3">
        <text:list-item>
          <text:p text:style-name="P17">Use alpine image. </text:p>
        </text:list-item>
        <text:list-item>
          <text:p text:style-name="P17">Add Author/Maintainer name in DockerFile </text:p>
        </text:list-item>
        <text:list-item>
          <text:p text:style-name="P17">run commands -&gt; apk update &amp; apk add nodejs </text:p>
        </text:list-item>
        <text:list-item>
          <text:p text:style-name="P17">copy current directory to /app </text:p>
        </text:list-item>
        <text:list-item>
          <text:p text:style-name="P17">change your working directory to /app </text:p>
        </text:list-item>
        <text:list-item>
          <text:p text:style-name="P12">specify the default command to be run upon container creation as mentioned below. node index.js </text:p>
        </text:list-item>
      </text:list>
      <text:p text:style-name="Text_20_body"/>
      <text:p text:style-name="P2">```</text:p>
      <text:p text:style-name="P4">![Docker File]()</text:p>
      <text:p text:style-name="P2">```</text:p>
      <text:p text:style-name="Text_20_body"/>
      <text:p text:style-name="Text_20_body"/>
      <text:list xml:id="list6199347582095886333" text:style-name="L4">
        <text:list-item>
          <text:p text:style-name="P18">Build image from Dockerfile. </text:p>
        </text:list-item>
      </text:list>
      <text:p text:style-name="P6"/>
      <text:p text:style-name="P7">```</text:p>
      <text:p text:style-name="P8">$ docker build -t nodejs .</text:p>
      <text:p text:style-name="P7">```</text:p>
      <text:p text:style-name="P7"/>
      <text:p text:style-name="P7">!<text:span text:style-name="T4">[Docker build]()</text:span></text:p>
      <text:p text:style-name="P6"/>
      <text:p text:style-name="P6"/>
      <text:p text:style-name="P6"/>
      <text:p text:style-name="P6"><text:soft-page-break/></text:p>
      <text:p text:style-name="P6"/>
      <text:list xml:id="list1810842752565" text:continue-numbering="true" text:style-name="L4">
        <text:list-item>
          <text:p text:style-name="P13">Tag image with name "hello:v0.1" </text:p>
        </text:list-item>
      </text:list>
      <text:p text:style-name="Text_20_body"/>
      <text:p text:style-name="P2">```</text:p>
      <text:p text:style-name="P4">$ docker image tag nodejs hello:v0.1</text:p>
      <text:p text:style-name="P2">```</text:p>
      <text:p text:style-name="P2"/>
      <text:p text:style-name="Text_20_body">!<text:span text:style-name="T4">[docker images with tag]()</text:span></text:p>
      <text:p text:style-name="Text_20_body"/>
      <text:p text:style-name="Text_20_body">!<text:span text:style-name="T5">[hello container]()</text:span></text:p>
      <text:p text:style-name="Text_20_body"/>
      <text:p text:style-name="Heading_20_2"><text:span text:style-name="T3">A</text:span>ssignment 2</text:p>
      <text:p text:style-name="Heading_20_2"/>
      <text:list xml:id="list3497531259862737771" text:style-name="L5">
        <text:list-item>
          <text:p text:style-name="P14">Create a DockerFile.</text:p>
        </text:list-item>
        <text:list-item>
          <text:p text:style-name="P14">Use Ubuntu latest image.</text:p>
        </text:list-item>
        <text:list-item>
          <text:p text:style-name="P14">Add your name as a Manintainer.</text:p>
        </text:list-item>
        <text:list-item>
          <text:p text:style-name="P14">Update local packages using command (apt-get update).</text:p>
        </text:list-item>
        <text:list-item>
          <text:p text:style-name="P14">Install nodejs package.</text:p>
        </text:list-item>
        <text:list-item>
          <text:p text:style-name="P14">Install npm package.</text:p>
        </text:list-item>
        <text:list-item>
          <text:p text:style-name="P14">Create a symlink using command (ln -s /usr/bin/nodejs /usr/bin/node).</text:p>
        </text:list-item>
        <text:list-item>
          <text:p text:style-name="P14">Trigger a command (npm install -g http-server)</text:p>
        </text:list-item>
        <text:list-item>
          <text:p text:style-name="P14">Add any test index.html file from local at /usr/apps/hello-docker/index.html on container.</text:p>
        </text:list-item>
        <text:list-item>
          <text:p text:style-name="P14">change your working directory to /usr/apps/hello-docker/.</text:p>
        </text:list-item>
        <text:list-item>
          <text:p text:style-name="P14">Run a command (http-server -s) on every container initialization.</text:p>
        </text:list-item>
        <text:list-item>
          <text:p text:style-name="P14">Build your dockerfile and tag it with "yourname:docker-web"</text:p>
        </text:list-item>
      </text:list>
      <text:p text:style-name="Text_20_body"/>
      <text:p text:style-name="Text_20_body">!<text:span text:style-name="T6">[dockerfile 2]()</text:span></text:p>
      <text:p text:style-name="Text_20_body"/>
      <text:p text:style-name="P2">```</text:p>
      <text:p text:style-name="P5">$ docker build -t lovedeep:docker-web .</text:p>
      <text:p text:style-name="P2"><text:soft-page-break/>```</text:p>
      <text:p text:style-name="Text_20_body"/>
      <text:list xml:id="list1810776970273" text:continue-numbering="true" text:style-name="L5">
        <text:list-item>
          <text:p text:style-name="P14">Run a docker container from the image that you have just created and map container 8080 port to host 8080 port.(8080:8080)</text:p>
        </text:list-item>
      </text:list>
      <text:p text:style-name="Text_20_body"/>
      <text:p text:style-name="P2">```</text:p>
      <text:p text:style-name="P5">$ docker run -itdp 80:80 82f03aa22059</text:p>
      <text:p text:style-name="P2">```</text:p>
      <text:p text:style-name="Text_20_body"/>
      <text:list xml:id="list1810655182072" text:continue-numbering="true" text:style-name="L5">
        <text:list-item>
          <text:p text:style-name="P14">Try accessing your webpage using "http://&lt;virtualmachine_ipaddress&gt;:8080/index.html" URL.</text:p>
        </text:list-item>
      </text:list>
      <text:p text:style-name="Text_20_body"/>
      <text:p text:style-name="P2">```</text:p>
      <text:p text:style-name="P3">!<text:span text:style-name="T6">[port mapped]()</text:span></text:p>
      <text:p text:style-name="P2">```</text:p>
      <text:p text:style-name="Text_20_body"/>
      <text:list xml:id="list1811378664765" text:continue-numbering="true" text:style-name="L5">
        <text:list-item>
          <text:p text:style-name="P14">Delete docker container and image from local.</text:p>
        </text:list-item>
      </text:list>
      <text:p text:style-name="Text_20_body"/>
      <text:p text:style-name="P2"><text:bookmark text:name="user-content-reference"/>```</text:p>
      <text:p text:style-name="P5">$ docker rm -f 82f03aa22059</text:p>
      <text:p text:style-name="P5">$ docker rmi -f 82f03aa22059</text:p>
      <text:p text:style-name="P2">```</text:p>
      <text:list xml:id="list1810197466514" text:continue-list="list2463026195134525196" text:style-name="L1">
        <text:list-header>
          <text:p text:style-name="P1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orizontal_20_Line" style:display-name="Horizontal Line" style:family="paragraph" style:parent-style-name="Standard" style:class="html"/>
    <style:style style:name="Heading_20_2" style:display-name="Heading 2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7-20T00:05:09.059433282</dc:date>
    <meta:editing-duration>P1DT10H35M40S</meta:editing-duration>
    <meta:editing-cycles>331</meta:editing-cycles>
    <meta:generator>LibreOffice/5.1.6.2$Linux_X86_64 LibreOffice_project/10m0$Build-2</meta:generator>
    <meta:document-statistic meta:table-count="0" meta:image-count="0" meta:object-count="0" meta:page-count="3" meta:paragraph-count="57" meta:word-count="295" meta:character-count="1804" meta:non-whitespace-character-count="1582"/>
  </office:meta>
</office:document-meta>
</file>